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3.04pt"/>
    </style:style>
    <style:style style:name="co2" style:family="table-column">
      <style:table-column-properties fo:break-before="auto" style:column-width="102.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95.16pt"/>
    </style:style>
    <style:style style:name="co6" style:family="table-column">
      <style:table-column-properties fo:break-before="auto" style:column-width="99.81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99.04pt"/>
    </style:style>
    <style:style style:name="co9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inData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3"/>
        <table:table-column table:style-name="co5" table:default-cell-style-name="ce2"/>
        <table:table-row table:style-name="ro1">
          <table:table-cell table:style-name="ce1" office:value-type="string" calcext:value-type="string">
            <text:p>Board 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Block RAM</text:p>
          </table:table-cell>
          <table:table-cell table:style-name="ce1" office:value-type="string" calcext:value-type="string">
            <text:p>LUTs</text:p>
          </table:table-cell>
          <table:table-cell table:style-name="ce1" office:value-type="string" calcext:value-type="string">
            <text:p>Slices</text:p>
          </table:table-cell>
          <table:table-cell table:style-name="ce1" office:value-type="string" calcext:value-type="string">
            <text:p>Utilization (%)</text:p>
          </table:table-cell>
          <table:table-cell table:style-name="ce1" office:value-type="string" calcext:value-type="string">
            <text:p>Throughput (Gbps) </text:p>
          </table:table-cell>
        </table:table-row>
        <table:table-row table:style-name="ro1">
          <table:table-cell office:value-type="string" calcext:value-type="string">
            <text:p>Arduino Uno</text:p>
          </table:table-cell>
          <table:table-cell office:value-type="string" calcext:value-type="string">
            <text:p>Atmega 328P</text:p>
          </table:table-cell>
          <table:table-cell office:value-type="string" calcext:value-type="string">
            <text:p>16MHz</text:p>
          </table:table-cell>
          <table:table-cell table:number-columns-repeated="3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office:value-type="float" office:value="0.000012" calcext:value-type="float">
            <text:p>0.000012</text:p>
          </table:table-cell>
        </table:table-row>
        <table:table-row table:style-name="ro1">
          <table:table-cell office:value-type="string" calcext:value-type="string">
            <text:p>PSU Linux Server</text:p>
          </table:table-cell>
          <table:table-cell office:value-type="string" calcext:value-type="string">
            <text:p>Intel Xeon CPU E3</text:p>
          </table:table-cell>
          <table:table-cell office:value-type="string" calcext:value-type="string">
            <text:p>3.5GHz</text:p>
          </table:table-cell>
          <table:table-cell table:number-columns-repeated="3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x64 AMD</text:p>
          </table:table-cell>
          <table:table-cell office:value-type="string" calcext:value-type="string">
            <text:p>AMD A10-5800K</text:p>
          </table:table-cell>
          <table:table-cell office:value-type="string" calcext:value-type="string">
            <text:p>3.8GHz</text:p>
          </table:table-cell>
          <table:table-cell table:number-columns-repeated="3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Nexys DDR4 FPGA default</text:p>
          </table:table-cell>
          <table:table-cell office:value-type="string" calcext:value-type="string">
            <text:p>Artix-7</text:p>
          </table:table-cell>
          <table:table-cell office:value-type="string" calcext:value-type="string">
            <text:p>100MHz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percentage" office:value="0.0042" calcext:value-type="percentage">
            <text:p>0.42%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exys DDR4 FPGA optimized</text:p>
          </table:table-cell>
          <table:table-cell office:value-type="string" calcext:value-type="string">
            <text:p>Artix-7</text:p>
          </table:table-cell>
          <table:table-cell office:value-type="string" calcext:value-type="string">
            <text:p>280MHz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ojo v3 default</text:p>
          </table:table-cell>
          <table:table-cell office:value-type="string" calcext:value-type="string">
            <text:p>Spartan-6 XC6SLX9</text:p>
          </table:table-cell>
          <table:table-cell office:value-type="string" calcext:value-type="string">
            <text:p>50MHz</text:p>
          </table:table-cell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185" calcext:value-type="float">
            <text:p>185</text:p>
          </table:table-cell>
          <table:table-cell office:value-type="percentage" office:value="0.62" calcext:value-type="percentage">
            <text:p>62.00%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ojo v3 optimized</text:p>
          </table:table-cell>
          <table:table-cell office:value-type="string" calcext:value-type="string">
            <text:p>Spartan-6 XC6SLX9</text:p>
          </table:table-cell>
          <table:table-cell office:value-type="string" calcext:value-type="string">
            <text:p>88 MHz</text:p>
          </table:table-cell>
          <table:table-cell office:value-type="float" office:value="3" calcext:value-type="float">
            <text:p>3</text:p>
          </table:table-cell>
          <table:table-cell office:value-type="float" office:value="1231" calcext:value-type="float">
            <text:p>1231</text:p>
          </table:table-cell>
          <table:table-cell office:value-type="float" office:value="168" calcext:value-type="float">
            <text:p>168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ojo v3 MCU</text:p>
          </table:table-cell>
          <table:table-cell office:value-type="string" calcext:value-type="string">
            <text:p>Atmega 32U4</text:p>
          </table:table-cell>
          <table:table-cell office:value-type="string" calcext:value-type="string">
            <text:p>16MHz</text:p>
          </table:table-cell>
          <table:table-cell table:number-columns-repeated="3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string" calcext:value-type="string">
            <text:p>Papilio One 250K default</text:p>
          </table:table-cell>
          <table:table-cell office:value-type="string" calcext:value-type="string">
            <text:p>Spartan-3E 3S2250E</text:p>
          </table:table-cell>
          <table:table-cell office:value-type="string" calcext:value-type="string">
            <text:p>32MHz</text:p>
          </table:table-cell>
          <table:table-cell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198" calcext:value-type="float">
            <text:p>198</text:p>
          </table:table-cell>
          <table:table-cell office:value-type="percentage" office:value="0.81" calcext:value-type="percentage">
            <text:p>81.00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pilio One 250K optimized</text:p>
          </table:table-cell>
          <table:table-cell office:value-type="string" calcext:value-type="string">
            <text:p>Spartan-3E 3S2250E</text:p>
          </table:table-cell>
          <table:table-cell office:value-type="string" calcext:value-type="string">
            <text:p>50MHz</text:p>
          </table:table-cell>
          <table:table-cell office:value-type="float" office:value="4" calcext:value-type="float">
            <text:p>4</text:p>
          </table:table-cell>
          <table:table-cell office:value-type="float" office:value="1424" calcext:value-type="float">
            <text:p>1424</text:p>
          </table:table-cell>
          <table:table-cell office:value-type="float" office:value="187" calcext:value-type="float">
            <text:p>187</text:p>
          </table:table-cell>
          <table:table-cell office:value-type="percentage" office:value="0.73" calcext:value-type="percentage">
            <text:p>73.00%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pilio One 250K MCU</text:p>
          </table:table-cell>
          <table:table-cell office:value-type="string" calcext:value-type="string">
            <text:p>Atmega 32U4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office:value-type="float" office:value="0.000003" calcext:value-type="float">
            <text:p>0.000003</text:p>
          </table:table-cell>
        </table:table-row>
      </table:table>
      <table:table table:name="Comparing Throughput" table:style-name="ta1"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Throughput (Gbps)</text:p>
          </table:table-cell>
          <table:table-cell table:style-name="ce1" office:value-type="string" calcext:value-type="string">
            <text:p>Throughput (Mbps)</text:p>
          </table:table-cell>
          <table:table-cell table:style-name="ce1" office:value-type="string" calcext:value-type="string">
            <text:p>Throughput (Kbps)</text:p>
          </table:table-cell>
        </table:table-row>
        <table:table-row table:style-name="ro1">
          <table:table-cell office:value-type="string" calcext:value-type="string">
            <text:p>Mojo v3 MCU</text:p>
          </table:table-cell>
          <table:table-cell table:formula="of:=[MainData.H9]" office:value-type="float" office:value="0.000003" calcext:value-type="float">
            <text:p>0.000003</text:p>
          </table:table-cell>
          <table:table-cell table:formula="of:=[.B2]*1000" office:value-type="float" office:value="0.003" calcext:value-type="float">
            <text:p>0.003</text:p>
          </table:table-cell>
          <table:table-cell table:formula="of:=[.C2]*100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pilio One 250K MCU</text:p>
          </table:table-cell>
          <table:table-cell table:formula="of:=[MainData.H12]" office:value-type="float" office:value="0.000003" calcext:value-type="float">
            <text:p>0.000003</text:p>
          </table:table-cell>
          <table:table-cell table:formula="of:=[.B3]*1000" office:value-type="float" office:value="0.003" calcext:value-type="float">
            <text:p>0.003</text:p>
          </table:table-cell>
          <table:table-cell table:formula="of:=[.C3]*100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duino Uno</text:p>
          </table:table-cell>
          <table:table-cell table:formula="of:=[MainData.H2]" office:value-type="float" office:value="0.000012" calcext:value-type="float">
            <text:p>0.000012</text:p>
          </table:table-cell>
          <table:table-cell table:formula="of:=[.B4]*1000" office:value-type="float" office:value="0.012" calcext:value-type="float">
            <text:p>0.012</text:p>
          </table:table-cell>
          <table:table-cell table:formula="of:=[.C4]*1000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x64 AMD</text:p>
          </table:table-cell>
          <table:table-cell table:formula="of:=[MainData.H4]" office:value-type="float" office:value="0.53" calcext:value-type="float">
            <text:p>0.53</text:p>
          </table:table-cell>
          <table:table-cell table:formula="of:=[.B5]*1000" office:value-type="float" office:value="530" calcext:value-type="float">
            <text:p>530</text:p>
          </table:table-cell>
          <table:table-cell table:formula="of:=[.C5]*1000" office:value-type="float" office:value="530000" calcext:value-type="float">
            <text:p>530000</text:p>
          </table:table-cell>
        </table:table-row>
        <table:table-row table:style-name="ro1">
          <table:table-cell office:value-type="string" calcext:value-type="string">
            <text:p>PSU Linux Server</text:p>
          </table:table-cell>
          <table:table-cell table:formula="of:=[MainData.H3]" office:value-type="float" office:value="0.84" calcext:value-type="float">
            <text:p>0.84</text:p>
          </table:table-cell>
          <table:table-cell table:formula="of:=[.B6]*1000" office:value-type="float" office:value="840" calcext:value-type="float">
            <text:p>840</text:p>
          </table:table-cell>
          <table:table-cell table:formula="of:=[.C6]*1000" office:value-type="float" office:value="840000" calcext:value-type="float">
            <text:p>840000</text:p>
          </table:table-cell>
        </table:table-row>
        <table:table-row table:style-name="ro1">
          <table:table-cell office:value-type="string" calcext:value-type="string">
            <text:p>Papilio One 250K default</text:p>
          </table:table-cell>
          <table:table-cell table:formula="of:=[MainData.H10]" office:value-type="float" office:value="4" calcext:value-type="float">
            <text:p>4</text:p>
          </table:table-cell>
          <table:table-cell table:formula="of:=[.B7]*1000" office:value-type="float" office:value="4000" calcext:value-type="float">
            <text:p>4000</text:p>
          </table:table-cell>
          <table:table-cell table:formula="of:=[.C7]*1000" office:value-type="float" office:value="4000000" calcext:value-type="float">
            <text:p>4000000</text:p>
          </table:table-cell>
        </table:table-row>
        <table:table-row table:style-name="ro1">
          <table:table-cell office:value-type="string" calcext:value-type="string">
            <text:p>Mojo v3 default</text:p>
          </table:table-cell>
          <table:table-cell table:formula="of:=[MainData.H7]" office:value-type="float" office:value="6" calcext:value-type="float">
            <text:p>6</text:p>
          </table:table-cell>
          <table:table-cell table:formula="of:=[.B8]*1000" office:value-type="float" office:value="6000" calcext:value-type="float">
            <text:p>6000</text:p>
          </table:table-cell>
          <table:table-cell table:formula="of:=[.C8]*1000" office:value-type="float" office:value="6000000" calcext:value-type="float">
            <text:p>6000000</text:p>
          </table:table-cell>
        </table:table-row>
        <table:table-row table:style-name="ro1">
          <table:table-cell office:value-type="string" calcext:value-type="string">
            <text:p>Papilio One 250K optimized</text:p>
          </table:table-cell>
          <table:table-cell table:formula="of:=[MainData.H11]" office:value-type="float" office:value="6" calcext:value-type="float">
            <text:p>6</text:p>
          </table:table-cell>
          <table:table-cell table:formula="of:=[.B9]*1000" office:value-type="float" office:value="6000" calcext:value-type="float">
            <text:p>6000</text:p>
          </table:table-cell>
          <table:table-cell table:formula="of:=[.C9]*1000" office:value-type="float" office:value="6000000" calcext:value-type="float">
            <text:p>6000000</text:p>
          </table:table-cell>
        </table:table-row>
        <table:table-row table:style-name="ro1">
          <table:table-cell office:value-type="string" calcext:value-type="string">
            <text:p>Mojo v3 optimized</text:p>
          </table:table-cell>
          <table:table-cell table:formula="of:=[MainData.H8]" office:value-type="float" office:value="11" calcext:value-type="float">
            <text:p>11</text:p>
          </table:table-cell>
          <table:table-cell table:formula="of:=[.B10]*1000" office:value-type="float" office:value="11000" calcext:value-type="float">
            <text:p>11000</text:p>
          </table:table-cell>
          <table:table-cell table:formula="of:=[.C10]*1000" office:value-type="float" office:value="11000000" calcext:value-type="float">
            <text:p>11000000</text:p>
          </table:table-cell>
        </table:table-row>
        <table:table-row table:style-name="ro1">
          <table:table-cell office:value-type="string" calcext:value-type="string">
            <text:p>Nexys DDR4 FPGA default</text:p>
          </table:table-cell>
          <table:table-cell table:formula="of:=[MainData.H5]" office:value-type="float" office:value="13" calcext:value-type="float">
            <text:p>13</text:p>
          </table:table-cell>
          <table:table-cell table:formula="of:=[.B11]*1000" office:value-type="float" office:value="13000" calcext:value-type="float">
            <text:p>13000</text:p>
          </table:table-cell>
          <table:table-cell table:formula="of:=[.C11]*1000" office:value-type="float" office:value="13000000" calcext:value-type="float">
            <text:p>13000000</text:p>
          </table:table-cell>
        </table:table-row>
        <table:table-row table:style-name="ro1">
          <table:table-cell office:value-type="string" calcext:value-type="string">
            <text:p>Nexys DDR4 FPGA optimized</text:p>
          </table:table-cell>
          <table:table-cell table:formula="of:=[MainData.H6]" office:value-type="float" office:value="36" calcext:value-type="float">
            <text:p>36</text:p>
          </table:table-cell>
          <table:table-cell table:formula="of:=[.B12]*1000" office:value-type="float" office:value="36000" calcext:value-type="float">
            <text:p>36000</text:p>
          </table:table-cell>
          <table:table-cell table:formula="of:=[.C12]*1000" office:value-type="float" office:value="36000000" calcext:value-type="float">
            <text:p>36000000</text:p>
          </table:table-cell>
        </table:table-row>
      </table:table>
      <table:table table:name="Comparing Throughput Graph" table:style-name="ta1">
        <table:shapes>
          <draw:frame draw:z-index="0" draw:style-name="gr1" draw:text-style-name="P1" svg:width="1406.44pt" svg:height="667.84pt" svg:x="4.68pt" svg:y="3.77pt">
            <loext:p draw:notify-on-update-of-ranges="'Comparing Throughput'.A2:'Comparing Throughput'.A12 'Comparing Throughput'.B2:'Comparing Throughput'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table table:name="Performance Ratio with Respect to Arduino MCU" table:style-name="ta1">
        <table:table-column table:style-name="co1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Performance Ratio</text:p>
          </table:table-cell>
        </table:table-row>
        <table:table-row table:style-name="ro1">
          <table:table-cell office:value-type="string" calcext:value-type="string">
            <text:p>Mojo v3 MCU</text:p>
          </table:table-cell>
          <table:table-cell table:formula="of:=['Comparing Throughput'.D2]/['Comparing Throughput'.D4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Papilio One 250K MCU</text:p>
          </table:table-cell>
          <table:table-cell table:formula="of:=['Comparing Throughput'.D3]/['Comparing Throughput'.D4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x64 AMD</text:p>
          </table:table-cell>
          <table:table-cell table:formula="of:=['Comparing Throughput'.D5]/['Comparing Throughput'.D4]" office:value-type="float" office:value="44166.6666666667" calcext:value-type="float">
            <text:p>44166.6666666667</text:p>
          </table:table-cell>
        </table:table-row>
        <table:table-row table:style-name="ro1">
          <table:table-cell office:value-type="string" calcext:value-type="string">
            <text:p>PSU Linux Server</text:p>
          </table:table-cell>
          <table:table-cell table:formula="of:=['Comparing Throughput'.D6]/['Comparing Throughput'.D4]"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Papilio One 250K default</text:p>
          </table:table-cell>
          <table:table-cell table:formula="of:=['Comparing Throughput'.D7]/['Comparing Throughput'.D4]" office:value-type="float" office:value="333333.333333333" calcext:value-type="float">
            <text:p>333333.333333333</text:p>
          </table:table-cell>
        </table:table-row>
        <table:table-row table:style-name="ro1">
          <table:table-cell office:value-type="string" calcext:value-type="string">
            <text:p>Mojo v3 default</text:p>
          </table:table-cell>
          <table:table-cell table:formula="of:=['Comparing Throughput'.D8]/['Comparing Throughput'.D4]"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Papilio One 250K optimized</text:p>
          </table:table-cell>
          <table:table-cell table:formula="of:=['Comparing Throughput'.D9]/['Comparing Throughput'.D4]"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Mojo v3 optimized</text:p>
          </table:table-cell>
          <table:table-cell table:formula="of:=['Comparing Throughput'.D10]/['Comparing Throughput'.D4]" office:value-type="float" office:value="916666.666666667" calcext:value-type="float">
            <text:p>916666.666666667</text:p>
          </table:table-cell>
        </table:table-row>
        <table:table-row table:style-name="ro1">
          <table:table-cell office:value-type="string" calcext:value-type="string">
            <text:p>Nexys DDR4 FPGA default</text:p>
          </table:table-cell>
          <table:table-cell table:formula="of:=['Comparing Throughput'.D11]/['Comparing Throughput'.D4]" office:value-type="float" office:value="1083333.33333333" calcext:value-type="float">
            <text:p>1083333.33333333</text:p>
          </table:table-cell>
        </table:table-row>
        <table:table-row table:style-name="ro1">
          <table:table-cell office:value-type="string" calcext:value-type="string">
            <text:p>Nexys DDR4 FPGA optimized</text:p>
          </table:table-cell>
          <table:table-cell table:formula="of:=['Comparing Throughput'.D12]/['Comparing Throughput'.D4]" office:value-type="float" office:value="3000000" calcext:value-type="float">
            <text:p>3000000</text:p>
          </table:table-cell>
        </table:table-row>
      </table:table>
      <table:table table:name="Performance Ration with Respect to Arduino MCU Graph" table:style-name="ta1">
        <table:shapes>
          <draw:frame draw:z-index="0" draw:style-name="gr1" draw:text-style-name="P1" svg:width="1404.85pt" svg:height="667.11pt" svg:x="5.47pt" svg:y="5.27pt">
            <loext:p draw:notify-on-update-of-ranges="'Performance Ratio with Respect to Arduino MCU'.A2:'Performance Ratio with Respect to Arduino MCU'.A11 'Performance Ratio with Respect to Arduino MCU'.B2:'Performance Ratio with Respect to Arduino MCU'.B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50:38.362770354</meta:creation-date>
    <dc:date>2018-05-30T18:40:19.992461504</dc:date>
    <meta:editing-duration>PT37S</meta:editing-duration>
    <meta:editing-cycles>1</meta:editing-cycles>
    <meta:document-statistic meta:table-count="5" meta:cell-count="165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9.617cm" svg:height="23.561cm" xlink:href=".." xlink:type="simple" chart:class="chart:bar" chart:style-name="ch1">
        <chart:title svg:x="16.255cm" svg:y="0.607cm" chart:style-name="ch2">
          <text:p>Comparing Throughput Across Platforms</text:p>
        </chart:title>
        <chart:plot-area chart:style-name="ch3" table:cell-range-address="'Comparing Throughput'.A2:'Comparing Throughput'.B12" chart:data-source-has-labels="column" svg:x="2.147cm" svg:y="2.539cm" svg:width="46.478cm" svg:height="20.551cm">
          <chartooo:coordinate-region svg:x="4.171cm" svg:y="2.539cm" svg:width="44.454cm" svg:height="15.753cm"/>
          <chart:axis chart:dimension="x" chart:name="primary-x" chart:style-name="ch4" chartooo:axis-type="auto">
            <chartooo:date-scale/>
            <chart:categories table:cell-range-address="'Comparing Throughput'.A2:'Comparing Throughput'.A12"/>
          </chart:axis>
          <chart:axis chart:dimension="y" chart:name="primary-y" chart:style-name="ch5">
            <chart:title svg:x="0.451cm" svg:y="17.097cm" chart:style-name="ch6">
              <text:p>Maximum Throughput (Gbps) Logarithmic</text:p>
            </chart:title>
            <chart:grid chart:style-name="ch7" chart:class="major"/>
          </chart:axis>
          <chart:series chart:style-name="ch8" chart:values-cell-range-address="'Comparing Throughput'.B2:'Comparing Throughput'.B12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Mojo v3 MCU</text:p>
                <draw:g>
                  <svg:desc>'Comparing Throughput'.A2:'Comparing Throughput'.A12</svg:desc>
                </draw:g>
              </table:table-cell>
              <table:table-cell office:value-type="float" office:value="0.000003">
                <text:p>0.000003</text:p>
                <draw:g>
                  <svg:desc>'Comparing Throughput'.B2:'Comparing Throughput'.B12</svg:desc>
                </draw:g>
              </table:table-cell>
            </table:table-row>
            <table:table-row>
              <table:table-cell office:value-type="string">
                <text:p>Papilio One 250K MCU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Arduino Uno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x64 AMD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PSU Linux Server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Papilio One 250K defaul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ojo v3 default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apilio One 250K optimized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ojo v3 optimized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Nexys DDR4 FPGA default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Nexys DDR4 FPGA optimized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fo:font-weight="bold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9.561cm" svg:height="23.535cm" xlink:href=".." xlink:type="simple" chart:class="chart:bar" chart:style-name="ch1">
        <chart:title svg:x="14.732cm" svg:y="0.606cm" chart:style-name="ch2">
          <text:p>Performance Ratio with Respect to Arduino MCU</text:p>
        </chart:title>
        <chart:plot-area chart:style-name="ch3" table:cell-range-address="'Performance Ratio with Respect to Arduino MCU'.A2:'Performance Ratio with Respect to Arduino MCU'.B11" chart:data-source-has-labels="column" svg:x="0.991cm" svg:y="2.537cm" svg:width="47.579cm" svg:height="19.16cm">
          <chartooo:coordinate-region svg:x="6.507cm" svg:y="2.537cm" svg:width="40.832cm" svg:height="18.46cm"/>
          <chart:axis chart:dimension="x" chart:name="primary-x" chart:style-name="ch4" chartooo:axis-type="auto">
            <chartooo:date-scale/>
            <chart:categories table:cell-range-address="'Performance Ratio with Respect to Arduino MCU'.A2:'Performance Ratio with Respect to Arduino MCU'.A11"/>
          </chart:axis>
          <chart:axis chart:dimension="y" chart:name="primary-y" chart:style-name="ch5">
            <chart:title svg:x="19.624cm" svg:y="22.168cm" chart:style-name="ch6">
              <text:p>Performance Ratio (Platform/Arduino)</text:p>
            </chart:title>
            <chart:grid chart:style-name="ch7" chart:class="major"/>
          </chart:axis>
          <chart:series chart:style-name="ch8" chart:values-cell-range-address="'Performance Ratio with Respect to Arduino MCU'.B2:'Performance Ratio with Respect to Arduino MCU'.B1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Mojo v3 MCU</text:p>
                <draw:g>
                  <svg:desc>'Performance Ratio with Respect to Arduino MCU'.A2:'Performance Ratio with Respect to Arduino MCU'.A11</svg:desc>
                </draw:g>
              </table:table-cell>
              <table:table-cell office:value-type="float" office:value="0.25">
                <text:p>0.25</text:p>
                <draw:g>
                  <svg:desc>'Performance Ratio with Respect to Arduino MCU'.B2:'Performance Ratio with Respect to Arduino MCU'.B11</svg:desc>
                </draw:g>
              </table:table-cell>
            </table:table-row>
            <table:table-row>
              <table:table-cell office:value-type="string">
                <text:p>Papilio One 250K MCU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x64 AMD</text:p>
              </table:table-cell>
              <table:table-cell office:value-type="float" office:value="44166.6666666667">
                <text:p>44166.6666666667</text:p>
              </table:table-cell>
            </table:table-row>
            <table:table-row>
              <table:table-cell office:value-type="string">
                <text:p>PSU Linux Server</text:p>
              </table:table-cell>
              <table:table-cell office:value-type="float" office:value="70000">
                <text:p>70000</text:p>
              </table:table-cell>
            </table:table-row>
            <table:table-row>
              <table:table-cell office:value-type="string">
                <text:p>Papilio One 250K default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string">
                <text:p>Mojo v3 default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Papilio One 250K optimized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Mojo v3 optimized</text:p>
              </table:table-cell>
              <table:table-cell office:value-type="float" office:value="916666.666666667">
                <text:p>916666.666666667</text:p>
              </table:table-cell>
            </table:table-row>
            <table:table-row>
              <table:table-cell office:value-type="string">
                <text:p>Nexys DDR4 FPGA default</text:p>
              </table:table-cell>
              <table:table-cell office:value-type="float" office:value="1083333.33333333">
                <text:p>1083333.33333333</text:p>
              </table:table-cell>
            </table:table-row>
            <table:table-row>
              <table:table-cell office:value-type="string">
                <text:p>Nexys DDR4 FPGA optimized</text:p>
              </table:table-cell>
              <table:table-cell office:value-type="float" office:value="3000000">
                <text:p>30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